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Catita:</text:p>
      <text:p text:style-name="Standard">Me imagino una página web con una piramide e información sobre dos cosas</text:p>
      <text:p text:style-name="Standard"/>
      <text:p text:style-name="Standard">1,- Darse a conocerse por face(contactos nuevos)... </text:p>
      <text:p text:style-name="Standard"><text:tab/><text:a xlink:type="simple" xlink:href="https://www.antevenio.com/blog/2015/01/5-ventajas-de-anunciarse-en-facebook/" text:style-name="Internet_20_link" text:visited-style-name="Visited_20_Internet_20_Link">https://www.antevenio.com/blog/2015/01/5-ventajas-de-anunciarse-en-facebook/</text:a></text:p>
      <text:p text:style-name="Standard"><text:tab/><text:a xlink:type="simple" xlink:href="http://www.desdeelsur.com.ar/beneficios-de-pagar-publicidad-en-facebook/" text:style-name="Internet_20_link" text:visited-style-name="Visited_20_Internet_20_Link">http://www.desdeelsur.com.ar/beneficios-de-pagar-publicidad-en-facebook/</text:a></text:p>
      <text:p text:style-name="Standard"/>
      <text:p text:style-name="Standard">2.- Necesita una app para android o su iphone, o ambos (https://flutter-es.io)</text:p>
      <text:p text:style-name="Standard"/>
      <text:p text:style-name="Standard">Seria el descueve si pudiera poner algo para contactarnos,no necesariamente capturar información,aunque si es asi mejor</text:p>
      <text:p text:style-name="Standard"/>
      <text:p text:style-name="Standard">Una página que pida usuario y pasword para entrar</text:p>
      <text:p text:style-name="Standard"/>
      <text:p text:style-name="Standard">y chaolin</text:p>
      <text:p text:style-name="Standard">Posteriormente habran páginas sueltas con información de product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1-26T17:30:59.47</meta:creation-date>
    <meta:generator>OpenOffice/4.1.6$Win32 OpenOffice.org_project/416m1$Build-9790</meta:generator>
    <dc:date>2019-01-26T17:46:35.19</dc:date>
    <dc:creator>Máximo Meza</dc:creator>
    <meta:editing-duration>PT15M35S</meta:editing-duration>
    <meta:editing-cycles>2</meta:editing-cycles>
    <meta:document-statistic meta:table-count="0" meta:image-count="0" meta:object-count="0" meta:page-count="1" meta:paragraph-count="10" meta:word-count="71" meta:character-count="607"/>
  </office:meta>
</office:document-meta>
</file>